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64a" officeooo:paragraph-rsid="0008a64a"/>
    </style:style>
    <style:style style:name="P2" style:family="paragraph" style:parent-style-name="Standard">
      <style:text-properties officeooo:rsid="00092c2b" officeooo:paragraph-rsid="00092c2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92c2b" officeooo:paragraph-rsid="00092c2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2c2b" officeooo:paragraph-rsid="00092c2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a77c1" officeooo:paragraph-rsid="000a77c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673b" officeooo:paragraph-rsid="000c673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c8ec7" officeooo:paragraph-rsid="000c8ec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c673b"/>
    </style:style>
    <style:style style:name="P9" style:family="paragraph" style:parent-style-name="Standard">
      <style:paragraph-properties fo:text-align="start" style:justify-single-word="false"/>
      <style:text-properties officeooo:rsid="000c673b" officeooo:paragraph-rsid="000c673b"/>
    </style:style>
    <style:style style:name="T1" style:family="text">
      <style:text-properties officeooo:rsid="00092c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673b" style:font-weight-asian="normal" style:font-weight-complex="normal"/>
    </style:style>
    <style:style style:name="T4" style:family="text">
      <style:text-properties officeooo:rsid="000c8e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CLASE A – 8/24 <text:span text:style-name="T1">(1-126)</text:span></text:p>
      <text:p text:style-name="P1">CLASE B – 16/16 <text:span text:style-name="T1">(128-191)</text:span></text:p>
      <text:p text:style-name="P1">CLASE C – 24/8 <text:span text:style-name="T1">(192 -? )</text:span></text:p>
      <text:p text:style-name="P1"/>
      <text:p text:style-name="P2">127.X.X.X → RESERVADA</text:p>
      <text:p text:style-name="P2">0.0.0.0 → RESERVADA</text:p>
      <text:p text:style-name="P1"/>
      <text:p text:style-name="P1"/>
      <text:p text:style-name="P1">Broadcast generic a totes les xarxes <text:s/>de clase A : 0.255.255.255</text:p>
      <text:p text:style-name="P1"><text:tab/><text:tab/><text:tab/><text:tab/><text:tab/><text:tab/>clase B: 0.0.255.255</text:p>
      <text:p text:style-name="P1"><text:tab/><text:tab/><text:tab/><text:tab/><text:tab/><text:tab/>clase C: 0.0.0.255</text:p>
      <text:p text:style-name="P1"/>
      <text:p text:style-name="P1">A TOTES LES XARXES I TOTS ELS EQUIPS QUE OCUPEN CADA XARXA DE LA QUE S’HA FET EL BROADCAST.</text:p>
      <text:p text:style-name="P1"/>
      <text:p text:style-name="P1">IP PRIVADA: 10.0.0.0 <text:s/>CLASE A</text:p>
      <text:p text:style-name="P1">IP PRIVADA: 172.16.0.0 – 172.31.255.255 CLASE B</text:p>
      <text:p text:style-name="P1">IP PRIVADA: 192.168.0.0 -192.168.255.255 CLASE C</text:p>
      <text:p text:style-name="P1"/>
      <text:p text:style-name="P1"/>
      <text:p text:style-name="P1"/>
      <text:p text:style-name="P1"/>
      <text:p text:style-name="P2">LINK-local (claseB) 169.254.X.X – 169.254.255.255</text:p>
      <text:p text:style-name="P1"/>
      <text:p text:style-name="P1"/>
      <text:p text:style-name="P2">X→ igual a qualsevol nombre</text:p>
      <text:p text:style-name="P2"/>
      <text:p text:style-name="P2">TEST-net 192.0.2.0 – 192.0.2.255 ( per a fer proves )</text:p>
      <text:p text:style-name="P2"/>
      <text:p text:style-name="P3">SUBNETTING</text:p>
      <text:p text:style-name="P3"/>
      <text:p text:style-name="P4"/>
      <text:p text:style-name="P4"/>
      <text:p text:style-name="P4"/>
      <text:p text:style-name="P5">exemple:</text:p>
      <text:p text:style-name="P5"><text:s/>195.1.1.0</text:p>
      <text:p text:style-name="P5"/>
      <text:p text:style-name="P5">4/4 → Qx: 16 Qa: 14</text:p>
      <text:p text:style-name="P5"/>
      <text:p text:style-name="P6">0<text:tab/>0/15</text:p>
      <text:p text:style-name="P6">1<text:tab/>16/31</text:p>
      <text:p text:style-name="P6">2<text:tab/>32/47</text:p>
      <text:p text:style-name="P6">3<text:tab/>48/63</text:p>
      <text:p text:style-name="P6">4<text:tab/>64/79</text:p>
      <text:p text:style-name="P8"><text:span text:style-name="T3">5<text:tab/>80/95</text:span></text:p>
      <text:p text:style-name="P9"><text:span text:style-name="T3">6<text:tab/></text:span><text:span text:style-name="T2">96/111</text:span></text:p>
      <text:p text:style-name="P6">7<text:tab/>112/127</text:p>
      <text:p text:style-name="P6">8<text:tab/>128/143</text:p>
      <text:p text:style-name="P6">9<text:tab/>144/159</text:p>
      <text:p text:style-name="P6"><text:soft-page-break/>15<text:tab/>240/255</text:p>
      <text:p text:style-name="P6"/>
      <text:p text:style-name="P6"/>
      <text:p text:style-name="P6">Exercici: <text:s/>Averiguar:</text:p>
      <text:p text:style-name="P6"/>
      <text:p text:style-name="P6">1. Máscara per defecte</text:p>
      <text:p text:style-name="P6">2. Máscara <text:span text:style-name="T4">adaptada</text:span></text:p>
      <text:p text:style-name="P7">3.Classe</text:p>
      <text:p text:style-name="P7">4.Quantitat xarxes</text:p>
      <text:p text:style-name="P7">5.Quantitat adreçes vàlides</text:p>
      <text:p text:style-name="P7">6.Nombre de bits Subxarxes</text:p>
      <text:p text:style-name="P7">7.Nombre de bits hosts/equips</text:p>
      <text:p text:style-name="P7"/>
      <text:p text:style-name="P7">DE LES IPS:</text:p>
      <text:p text:style-name="P7"/>
      <text:p text:style-name="P7"/>
      <text:p text:style-name="P7">IP: 210.100.56.0</text:p>
      <text:p text:style-name="P7">IP: 195.85.8.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6:53:18.495367870</meta:creation-date>
    <dc:date>2021-02-08T18:00:39.773391344</dc:date>
    <meta:editing-duration>PT5M10S</meta:editing-duration>
    <meta:editing-cycles>1</meta:editing-cycles>
    <meta:document-statistic meta:table-count="0" meta:image-count="0" meta:object-count="0" meta:page-count="2" meta:paragraph-count="41" meta:word-count="152" meta:character-count="913" meta:non-whitespace-character-count="780"/>
    <meta:generator>LibreOffice/6.4.6.2$Linux_X86_64 LibreOffice_project/40$Build-2</meta:generator>
  </office:meta>
</office:document-meta>
</file>